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5667638573350845981"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7027994377360803436"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9142574786505330436"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8471803852983143248"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408733044511954541"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7581297923217080422"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7870165235421017093"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1938137930032225334"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9821525" text:continue-list="list7870165235421017093"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844170769556114339"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844966"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836974"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9819281"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9840112"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838274"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4346603455585191180"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5150244446365754380"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129088481868988324"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9819365" text:continue-numbering="true" text:style-name="L12">
        <text:list-item>
          <text:list>
            <text:list-header>
              <text:p text:style-name="P193">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313653186976122291" text:style-name="L13">
        <text:list-item>
          <text:list>
            <text:list-header>
              <text:p text:style-name="P182">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9082008225023209051"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10735429205683677" text:style-name="L15">
        <text:list-item>
          <text:list>
            <text:list-header>
              <text:p text:style-name="P170">1.5 miles averaging about 9:40/mile and rest 1 min</text:p>
            </text:list-header>
          </text:list>
        </text:list-item>
      </text:list>
      <text:p text:style-name="P23">1 mile in 8:26 and rest 2 min</text:p>
      <text:list xml:id="list6806542543249225981"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97137678908404746" text:style-name="L17">
        <text:list-item>
          <text:list>
            <text:list-header>
              <text:p text:style-name="P172">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9821313" text:continue-numbering="true" text:style-name="L17">
        <text:list-item>
          <text:list>
            <text:list-header>
              <text:p text:style-name="P172">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6063218864066754866"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09338731836579852"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2882555133775887083"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9824917" text:continue-list="list409338731836579852" text:style-name="L19">
        <text:list-item>
          <text:list>
            <text:list-header>
              <text:p text:style-name="P174">(Pace*HR)=1240</text:p>
            </text:list-header>
          </text:list>
        </text:list-item>
      </text:list>
      <text:list xml:id="list39842701" text:continue-list="list6063218864066754866" text:style-name="L18">
        <text:list-item>
          <text:list>
            <text:list-header>
              <text:p text:style-name="P173">2 miles at 10:46/mile Ave HR= 121 bpm and rest a few minutes</text:p>
            </text:list-header>
          </text:list>
        </text:list-item>
      </text:list>
      <text:list xml:id="list39844409" text:continue-list="list39824917"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9824999"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842186884665748374"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213963145433024077"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2704965619162407642"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2805273011650128219"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9117447741316723076"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849813483969171785"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9817488" text:continue-numbering="true" text:style-name="L26">
        <text:list-item>
          <text:list>
            <text:list-header>
              <text:p text:style-name="P178">0.1 mile lead in to a 4 mile run</text:p>
              <text:p text:style-name="P185">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9822593"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732421972202261163"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5115262971781852859"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4888595181354704565"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
      <text:p text:style-name="P23"><text:soft-page-break/>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
      <text:p text:style-name="P23"/>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text:soft-page-break/>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5112947084416054259" text:style-name="L30">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text:soft-page-break/>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07T19:58:45.62</dc:date>
    <dc:creator>James Lombardi</dc:creator>
    <meta:editing-duration>P19DT12H1M17S</meta:editing-duration>
    <meta:editing-cycles>1530</meta:editing-cycles>
    <meta:generator>OpenOffice/4.1.2$Win32 OpenOffice.org_project/412m3$Build-9782</meta:generator>
    <meta:document-statistic meta:table-count="0" meta:image-count="9" meta:object-count="0" meta:page-count="160" meta:paragraph-count="4564" meta:word-count="49685" meta:character-count="255031"/>
  </office:meta>
</office:document-meta>
</file>